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Heading_20_5">
      <style:paragraph-properties fo:margin-left="0cm" fo:margin-right="0cm" fo:text-indent="0cm" style:auto-text-indent="false"/>
    </style:style>
    <style:style style:name="P4" style:family="paragraph" style:parent-style-name="Text_20_body">
      <style:paragraph-properties fo:margin-top="0cm" fo:margin-bottom="0cm" style:contextual-spacing="false"/>
    </style:style>
    <style:style style:name="P5" style:family="paragraph" style:parent-style-name="Heading_20_2">
      <style:paragraph-properties fo:margin-left="0cm" fo:margin-right="0cm" fo:text-indent="0cm"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OLE">
      <style:graphic-properties fo:margin-left="0cm" fo:margin-right="0cm" fo:margin-top="0cm" fo:margin-bottom="0cm" style:vertical-pos="top" style:vertical-rel="baseline" fo:padding="0cm" fo:border="none" draw:frame-display-border="tru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chatgpt.com/c/695e5eb7-4378-832e-b9b1-b12534ed235a#main" text:style-name="Internet_20_link" text:visited-style-name="Visited_20_Internet_20_Link">Weiter zum Inhalt</text:a></text:p>
      <text:section text:style-name="Sect1" text:name="stage-slideover-sidebar">
        <text:p text:style-name="P1"/>
      </text:section>
      <text:section text:style-name="Sect1" text:name="sidebar-header">
        <text:p text:style-name="P2"/>
      </text:section>
      <text:section text:style-name="Sect1" text:name="thread">
        <text:h text:style-name="P3" text:outline-level="5">Du:</text:h>
        <text:p text:style-name="P4">Du bist Personalchef eines großen IT Internehmens das unter anderem Softwarprojekte mit SpringBoot umsetzt: Stell Dir vor, Du bekommst eine Bewerbung von einem Java-Ingenieur der bisher im technischen Bereich tätig war, und der nun SpringBoot neu lernt. Zum Darstellen seines Kenntnissstandes und seines Interesses bietet der Ingenieur eine Probearbeit zu seinen neu erlernten SpringBoot-Kenntnissen an. Welches Thema würde Dir als Personalchef aus der Masse der Bewerbungen heraus auffallen, sodass Du es näher betrachten möchtest.</text:p>
      </text:section>
      <text:h text:style-name="Heading_20_6" text:outline-level="6"/>
      <text:h text:style-name="Heading_20_6" text:outline-level="6"/>
      <text:h text:style-name="Heading_20_6" text:outline-level="6"><draw:frame draw:style-name="fr1" draw:name="Rahmen1" text:anchor-type="char" svg:width="0.041cm" draw:z-index="0"><draw:text-box fo:min-height="0.041cm"><text:h text:style-name="P5" text:outline-level="2">Chatverlauf</text:h></draw:text-box></draw:frame>ChatGPT:</text:h>
      <text:p text:style-name="Text_20_body"><text:span text:style-name="Strong_20_Emphasis">Thema, das aus der Masse heraussticht:</text:span><text:line-break/><text:span text:style-name="Strong_20_Emphasis">„Produktionsnaher Spring-Boot-Service mit Fokus auf Betrieb, Qualität und Entscheidungsfähigkeit“</text:span></text:p>
      <text:p text:style-name="Text_20_body">Nicht ein weiteres CRUD-Demo, sondern ein <text:span text:style-name="Strong_20_Emphasis">realistisch betriebener Mini-Service</text:span>, der zeigt, dass der Bewerber über reines Framework-Lernen hinaus denkt.</text:p>
      <text:p text:style-name="Horizontal_20_Line"/>
      <text:h text:style-name="Heading_20_2" text:outline-level="2">Konkret: Thema und Ausgestaltung</text:h>
      <text:h text:style-name="Heading_20_3" text:outline-level="3">1. <text:span text:style-name="Strong_20_Emphasis">Incident-resilient Order- oder Payment-Service</text:span></text:h>
      <text:p text:style-name="Text_20_body">Ein Spring-Boot-Service, der typische Produktionsprobleme adressiert:</text:p>
      <text:list text:style-name="L1">
        <text:list-item>
          <text:p text:style-name="P6">REST-API für Bestellungen oder Zahlungen</text:p>
        </text:list-item>
        <text:list-item>
          <text:p text:style-name="P6">Externe Abhängigkeit (z. B. simulierte Payment-API)</text:p>
        </text:list-item>
        <text:list-item>
          <text:p text:style-name="P6">Fehlerfälle bewusst eingebaut und sauber behandelt</text:p>
        </text:list-item>
      </text:list>
      <text:p text:style-name="Text_20_body"><text:span text:style-name="Strong_20_Emphasis">Warum auffällig:</text:span><text:line-break/>Viele Einsteiger zeigen „Happy Path“. Hier zeigt der Bewerber, dass er <text:span text:style-name="Strong_20_Emphasis">Realität kennt</text:span>.</text:p>
      <text:p text:style-name="Horizontal_20_Line"/>
      <text:h text:style-name="Heading_20_3" text:outline-level="3">2. <text:span text:style-name="Strong_20_Emphasis">Technische Schwerpunkte, die überzeugen</text:span></text:h>
      <text:p text:style-name="Text_20_body">Nicht die Menge, sondern die Auswahl ist entscheidend:</text:p>
      <text:list text:style-name="L2">
        <text:list-item>
          <text:p text:style-name="P7"><text:span text:style-name="Strong_20_Emphasis">Spring Boot 3 + Java 17+</text:span></text:p>
        </text:list-item>
        <text:list-item>
          <text:p text:style-name="P7"><text:span text:style-name="Strong_20_Emphasis">Saubere Schichten</text:span> (Controller / Service / Domain)</text:p>
        </text:list-item>
        <text:list-item>
          <text:p text:style-name="P7"><text:span text:style-name="Strong_20_Emphasis">Validierung &amp; Exception Handling</text:span></text:p>
        </text:list-item>
        <text:list-item>
          <text:p text:style-name="P7"><text:span text:style-name="Strong_20_Emphasis">Resilience</text:span> (Timeouts, Retries, Circuit Breaker – bewusst begründet)</text:p>
        </text:list-item>
        <text:list-item>
          <text:p text:style-name="P7"><text:span text:style-name="Strong_20_Emphasis">Observability</text:span></text:p>
          <text:list>
            <text:list-item>
              <text:p text:style-name="P7">strukturierte Logs</text:p>
            </text:list-item>
            <text:list-item>
              <text:p text:style-name="P7"><text:soft-page-break/>Metrics (z. B. Request-Latenz, Error-Rate)</text:p>
            </text:list-item>
            <text:list-item>
              <text:p text:style-name="P7">Health-Checks</text:p>
            </text:list-item>
          </text:list>
        </text:list-item>
        <text:list-item>
          <text:p text:style-name="P7"><text:span text:style-name="Strong_20_Emphasis">Tests</text:span></text:p>
          <text:list>
            <text:list-item>
              <text:p text:style-name="P7">Unit-Tests für Business-Logik</text:p>
            </text:list-item>
            <text:list-item>
              <text:p text:style-name="P7">1–2 Integrationstests (kein Overkill)</text:p>
            </text:list-item>
          </text:list>
        </text:list-item>
      </text:list>
      <text:p text:style-name="Horizontal_20_Line"/>
      <text:h text:style-name="Heading_20_3" text:outline-level="3">3. <text:span text:style-name="Strong_20_Emphasis">Architektur- und Entscheidungsdokumentation (sehr wichtig)</text:span></text:h>
      <text:p text:style-name="Text_20_body">Kurze, klare README mit:</text:p>
      <text:list text:style-name="L3">
        <text:list-item>
          <text:p text:style-name="P8"><text:span text:style-name="Strong_20_Emphasis">Was habe ich bewusst einfach gehalten – und warum?</text:span></text:p>
        </text:list-item>
        <text:list-item>
          <text:p text:style-name="P8"><text:span text:style-name="Strong_20_Emphasis">Was wäre mein nächster Schritt für Produktion?</text:span></text:p>
        </text:list-item>
        <text:list-item>
          <text:p text:style-name="P8"><text:span text:style-name="Strong_20_Emphasis">Welche Alternativen habe ich abgewogen?</text:span></text:p>
        </text:list-item>
      </text:list>
      <text:p text:style-name="Text_20_body"><text:span text:style-name="Strong_20_Emphasis">Das ist der eigentliche Differenzierer.</text:span><text:line-break/>Framework kann man lernen – <text:span text:style-name="Strong_20_Emphasis">Urteilsfähigkeit nicht so leicht</text:span>.</text:p>
      <text:p text:style-name="Horizontal_20_Line"/>
      <text:h text:style-name="Heading_20_3" text:outline-level="3">4. <text:span text:style-name="Strong_20_Emphasis">Optionaler Bonus (kein Muss, aber stark)</text:span></text:h>
      <text:list text:style-name="L4">
        <text:list-item>
          <text:p text:style-name="P9">Dockerfile + lokaler Start</text:p>
        </text:list-item>
        <text:list-item>
          <text:p text:style-name="P9">Kurze Beschreibung, wie der Service im Betrieb überwacht würde</text:p>
        </text:list-item>
        <text:list-item>
          <text:p text:style-name="P9">Ein bewusst offenes technisches Problem mit eigener Einschätzung</text:p>
        </text:list-item>
      </text:list>
      <text:p text:style-name="Horizontal_20_Line"/>
      <text:h text:style-name="Heading_20_2" text:outline-level="2">Warum dieses Thema herausragt</text:h>
      <text:p text:style-name="Text_20_body">Als Personalchef achte ich auf:</text:p>
      <text:list text:style-name="L5">
        <text:list-item>
          <text:p text:style-name="P10"><text:span text:style-name="Strong_20_Emphasis">Denkmuster statt Feature-Liste</text:span></text:p>
        </text:list-item>
        <text:list-item>
          <text:p text:style-name="P10"><text:span text:style-name="Strong_20_Emphasis">Nähe zur Realität</text:span></text:p>
        </text:list-item>
        <text:list-item>
          <text:p text:style-name="P10"><text:span text:style-name="Strong_20_Emphasis">Reflexion über Technik</text:span></text:p>
        </text:list-item>
        <text:list-item>
          <text:p text:style-name="P10"><text:span text:style-name="Strong_20_Emphasis">Lernfähigkeit und Priorisierung</text:span></text:p>
        </text:list-item>
      </text:list>
      <text:p text:style-name="Text_20_body">Ein solches Thema signalisiert:</text:p>
      <text:p text:style-name="Quotations">„Ich lerne Spring Boot nicht, um Syntax zu zeigen – sondern um Software zu bauen, die jemand betreiben kann.“</text:p>
      <text:p text:style-name="Text_20_body">Das ist selten – und deshalb betrachtenswert.</text:p>
      <text:section text:style-name="Sect1" text:name="thread-bottom-container">
        <text:p text:style-name="P2"/>
      </text:section>
      <text:section text:style-name="Sect1" text:name="prompt-textarea">
        <text:p text:style-name="P2"/>
      </text:section>
      <text:section text:style-name="Sect1" text:name="Bereich1">
        <text:p text:style-name="P2"><text:bookmark text:name="thread"/><text:soft-page-break/></text:p>
        <text:section text:style-name="Sect1" text:name="Bereich2">
          <text:p text:style-name="P2"><text:bookmark text:name="thread-bottom-container"/></text:p>
          <text:section text:style-name="Sect1" text:name="thread-bottom">
            <text:p text:style-name="P2"/>
          </text:section>
          <text:p text:style-name="P4">ChatGPT kann Fehler machen. Überprüfe wichtige Informationen. Siehe Cookie-Voreinstellungen.</text:p>
        </text:section>
      </text:section>
      <text:section text:style-name="Sect1" text:name="live-region-assertive">
        <text:p text:style-name="P2"/>
      </text:section>
      <text:section text:style-name="Sect1" text:name="live-region-polite">
        <text:p text:style-name="P2"/>
      </text:section>
      <text:p text:style-name="Text_20_body"><draw:frame draw:style-name="fr2" draw:name="Objekt1" text:anchor-type="as-char" svg:width="0.041cm" svg:height="0.041cm" draw:z-index="1"><draw:floating-frame/></draw:frame><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7T14:45:36.384419700</meta:creation-date>
    <dc:date>2026-01-07T14:46:29.444527200</dc:date>
    <meta:editing-duration>PT53S</meta:editing-duration>
    <meta:editing-cycles>1</meta:editing-cycles>
    <meta:document-statistic meta:table-count="0" meta:image-count="0" meta:object-count="1" meta:page-count="3" meta:paragraph-count="48" meta:word-count="369" meta:character-count="2655" meta:non-whitespace-character-count="2352"/>
    <meta:generator>LibreOffice/25.8.4.2$Windows_X86_64 LibreOffice_project/290daaa01b999472f0c7a3890eb6a550fd74c6df</meta:generator>
  </office:meta>
</office:document-meta>
</file>